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DE0000006862B37895C29CADD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svg:font-family="'Lucida Sans'" style:font-family-generic="swiss" style:font-pitch="variable"/>
    <style:font-face style:name="Segoe UI" svg:font-family="'Segoe UI'" style:font-family-generic="swiss" style:font-pitch="variable"/>
    <style:font-face style:name="OpenSymbol" svg:font-family="OpenSymbol" style:font-family-generic="system" style:font-pitch="variable"/>
  </office:font-face-decls>
  <office:automatic-styles>
    <style:style style:name="P1" style:family="paragraph" style:parent-style-name="Heading">
      <style:text-properties style:font-name="Lucida Sans"/>
    </style:style>
    <style:style style:name="P2" style:family="paragraph" style:parent-style-name="Heading">
      <style:paragraph-properties fo:text-align="end" style:justify-single-word="false"/>
      <style:text-properties style:font-name="Lucida Sans" officeooo:paragraph-rsid="001682d2"/>
    </style:style>
    <style:style style:name="P3" style:family="paragraph" style:parent-style-name="Heading">
      <style:paragraph-properties fo:text-align="end" style:justify-single-word="false"/>
    </style:style>
    <style:style style:name="P4" style:family="paragraph" style:parent-style-name="Footer">
      <style:paragraph-properties>
        <style:tab-stops>
          <style:tab-stop style:position="8.5cm" style:type="center"/>
          <style:tab-stop style:position="17cm" style:type="right"/>
        </style:tab-stops>
      </style:paragraph-properties>
    </style:style>
    <style:style style:name="P5" style:family="paragraph" style:parent-style-name="Standard">
      <style:paragraph-properties fo:line-height="115%"/>
    </style:style>
    <style:style style:name="P6" style:family="paragraph" style:parent-style-name="Standard">
      <style:paragraph-properties fo:line-height="115%"/>
      <style:text-properties style:font-name="Arial Unicode MS" fo:font-size="10.5pt" style:font-name-asian="Arial Unicode MS" style:font-size-asian="10.5pt" style:font-name-complex="Arial Unicode MS" style:font-size-complex="10.5pt"/>
    </style:style>
    <style:style style:name="P7" style:family="paragraph" style:parent-style-name="Standard">
      <style:paragraph-properties fo:line-height="115%"/>
      <style:text-properties style:font-name="Arial Unicode MS" fo:font-size="10.5pt" officeooo:rsid="001d3cda" officeooo:paragraph-rsid="001d3cda" style:font-name-asian="Arial Unicode MS" style:font-size-asian="10.5pt" style:font-name-complex="Arial Unicode MS" style:font-size-complex="10.5pt"/>
    </style:style>
    <style:style style:name="P8" style:family="paragraph" style:parent-style-name="Standard">
      <style:paragraph-properties fo:margin-left="0.635cm" fo:margin-right="0cm" fo:line-height="115%" fo:text-indent="0cm" style:auto-text-indent="false">
        <style:tab-stops/>
      </style:paragraph-properties>
      <style:text-properties officeooo:paragraph-rsid="000603c9"/>
    </style:style>
    <style:style style:name="P9" style:family="paragraph" style:parent-style-name="Standard">
      <style:paragraph-properties fo:margin-left="1.27cm" fo:margin-right="0cm" fo:line-height="115%" fo:text-indent="0cm" style:auto-text-indent="false">
        <style:tab-stops/>
      </style:paragraph-properties>
    </style:style>
    <style:style style:name="P10" style:family="paragraph" style:parent-style-name="Standard">
      <style:paragraph-properties fo:margin-left="1.27cm" fo:margin-right="0cm" fo:line-height="115%" fo:text-indent="0cm" style:auto-text-indent="false">
        <style:tab-stops/>
      </style:paragraph-properties>
      <style:text-properties style:font-name="Arial Unicode MS" fo:font-size="10.5pt" style:font-name-asian="Arial Unicode MS" style:font-size-asian="10.5pt" style:font-name-complex="Arial Unicode MS" style:font-size-complex="10.5pt"/>
    </style:style>
    <style:style style:name="P11" style:family="paragraph" style:parent-style-name="Standard">
      <style:paragraph-properties fo:margin-left="2.54cm" fo:margin-right="0cm" fo:line-height="115%" fo:text-indent="0cm" style:auto-text-indent="false">
        <style:tab-stops/>
      </style:paragraph-properties>
    </style:style>
    <style:style style:name="P12" style:family="paragraph" style:parent-style-name="Standard">
      <style:paragraph-properties fo:margin-left="2.501cm" fo:margin-right="0cm" fo:line-height="115%" fo:text-indent="0cm" style:auto-text-indent="false">
        <style:tab-stops/>
      </style:paragraph-properties>
    </style:style>
    <style:style style:name="P13" style:family="paragraph" style:parent-style-name="Párrafo_20_de_20_lista">
      <style:paragraph-properties fo:line-height="115%"/>
    </style:style>
    <style:style style:name="P14" style:family="paragraph" style:parent-style-name="Normal">
      <style:paragraph-properties fo:hyphenation-ladder-count="no-limit" fo:break-before="page"/>
      <style:text-properties style:font-name="Arial Unicode MS" fo:font-size="10.5pt" style:font-name-asian="Arial Unicode MS" style:font-size-asian="10.5pt" style:font-name-complex="Arial Unicode MS" style:font-size-complex="10.5pt" fo:hyphenate="true" loext:hyphenation-no-caps="false"/>
    </style:style>
    <style:style style:name="P15" style:family="paragraph" style:parent-style-name="Normal">
      <style:paragraph-properties fo:line-height="115%"/>
      <style:text-properties style:font-name="Arial Unicode MS" fo:font-size="10.5pt" style:font-name-asian="Arial Unicode MS" style:font-size-asian="10.5pt" style:font-name-complex="Arial Unicode MS" style:font-size-complex="10.5pt"/>
    </style:style>
    <style:style style:name="P16" style:family="paragraph" style:parent-style-name="Normal">
      <style:paragraph-properties fo:line-height="115%" fo:text-align="center" style:justify-single-word="false"/>
      <style:text-properties style:font-name="Arial Unicode MS" fo:font-size="10.5pt" style:font-name-asian="Arial Unicode MS" style:font-size-asian="10.5pt" style:font-name-complex="Arial Unicode MS" style:font-size-complex="10.5pt"/>
    </style:style>
    <style:style style:name="P17" style:family="paragraph" style:parent-style-name="Standard">
      <style:paragraph-properties fo:margin-left="3.136cm" fo:margin-right="0cm" fo:line-height="115%" fo:text-indent="0cm" style:auto-text-indent="false">
        <style:tab-stops/>
      </style:paragraph-properties>
      <style:text-properties style:font-name="Arial Unicode MS" fo:font-size="10.5pt" style:font-name-asian="Arial Unicode MS" style:font-size-asian="10.5pt" style:font-name-complex="Arial Unicode MS" style:font-size-complex="10.5pt"/>
    </style:style>
    <style:style style:name="P18" style:family="paragraph" style:parent-style-name="Standard" style:master-page-name="MP0">
      <style:paragraph-properties fo:line-height="115%" style:page-number="auto" fo:break-before="page"/>
      <style:text-properties officeooo:paragraph-rsid="000603c9"/>
    </style:style>
    <style:style style:name="P19" style:family="paragraph" style:parent-style-name="Standard">
      <style:paragraph-properties fo:line-height="115%"/>
      <style:text-properties style:font-name="Arial Unicode MS" fo:font-size="10.5pt" style:font-name-asian="Arial Unicode MS" style:font-size-asian="10.5pt" style:font-name-complex="Arial Unicode MS" style:font-size-complex="10.5pt"/>
    </style:style>
    <style:style style:name="P20" style:family="paragraph" style:parent-style-name="Standard" style:list-style-name="L1">
      <style:paragraph-properties fo:line-height="115%"/>
      <style:text-properties style:font-name="Arial Unicode MS" fo:font-size="10.5pt" style:font-name-asian="Arial Unicode MS" style:font-size-asian="10.5pt" style:font-name-complex="Arial Unicode MS" style:font-size-complex="10.5pt"/>
    </style:style>
    <style:style style:name="P21" style:family="paragraph" style:parent-style-name="Standard" style:list-style-name="L3">
      <style:paragraph-properties fo:line-height="115%"/>
      <style:text-properties style:font-name="Arial Unicode MS" fo:font-size="10.5pt" style:font-name-asian="Arial Unicode MS" style:font-size-asian="10.5pt" style:font-name-complex="Arial Unicode MS" style:font-size-complex="10.5pt"/>
    </style:style>
    <style:style style:name="P22" style:family="paragraph" style:parent-style-name="Standard" style:list-style-name="L3">
      <style:paragraph-properties fo:line-height="115%"/>
      <style:text-properties style:font-name="Arial Unicode MS" fo:font-size="10.5pt" officeooo:paragraph-rsid="000603c9" style:font-name-asian="Arial Unicode MS" style:font-size-asian="10.5pt" style:font-name-complex="Arial Unicode MS" style:font-size-complex="10.5pt"/>
    </style:style>
    <style:style style:name="P23" style:family="paragraph" style:parent-style-name="Standard" style:list-style-name="L4">
      <style:paragraph-properties fo:line-height="115%"/>
      <style:text-properties style:font-name="Arial Unicode MS" fo:font-size="10.5pt" style:font-name-asian="Arial Unicode MS" style:font-size-asian="10.5pt" style:font-name-complex="Arial Unicode MS" style:font-size-complex="10.5pt"/>
    </style:style>
    <style:style style:name="P24" style:family="paragraph" style:parent-style-name="Standard" style:list-style-name="L7">
      <style:paragraph-properties fo:line-height="115%"/>
      <style:text-properties style:font-name="Arial Unicode MS" fo:font-size="10.5pt" style:font-name-asian="Arial Unicode MS" style:font-size-asian="10.5pt" style:font-name-complex="Arial Unicode MS" style:font-size-complex="10.5pt"/>
    </style:style>
    <style:style style:name="P25" style:family="paragraph" style:parent-style-name="Standard" style:list-style-name="L9">
      <style:paragraph-properties fo:line-height="115%"/>
      <style:text-properties style:font-name="Arial Unicode MS" fo:font-size="10.5pt" style:font-name-asian="Arial Unicode MS" style:font-size-asian="10.5pt" style:font-name-complex="Arial Unicode MS" style:font-size-complex="10.5pt"/>
    </style:style>
    <style:style style:name="P26" style:family="paragraph" style:parent-style-name="Standard" style:list-style-name="L11">
      <style:paragraph-properties fo:line-height="115%"/>
      <style:text-properties style:font-name="Arial Unicode MS" fo:font-size="10.5pt" style:font-name-asian="Arial Unicode MS" style:font-size-asian="10.5pt" style:font-name-complex="Arial Unicode MS" style:font-size-complex="10.5pt"/>
    </style:style>
    <style:style style:name="P27" style:family="paragraph" style:parent-style-name="Standard" style:list-style-name="L3">
      <style:paragraph-properties fo:line-height="115%"/>
      <style:text-properties style:font-name="Arial Unicode MS" fo:font-size="10.5pt" officeooo:rsid="0019e58c" officeooo:paragraph-rsid="0019e58c" style:font-name-asian="Arial Unicode MS" style:font-size-asian="10.5pt" style:font-name-complex="Arial Unicode MS" style:font-size-complex="10.5pt"/>
    </style:style>
    <style:style style:name="P28" style:family="paragraph" style:parent-style-name="Standard" style:list-style-name="L3">
      <style:paragraph-properties fo:line-height="115%"/>
      <style:text-properties style:font-name="Arial Unicode MS" fo:font-size="10.5pt" officeooo:rsid="0006f9d8" style:font-name-asian="Arial Unicode MS" style:font-size-asian="10.5pt" style:font-name-complex="Arial Unicode MS" style:font-size-complex="10.5pt"/>
    </style:style>
    <style:style style:name="P29" style:family="paragraph" style:parent-style-name="Standard" style:list-style-name="L9">
      <style:paragraph-properties fo:line-height="115%"/>
      <style:text-properties style:font-name="Arial Unicode MS" fo:font-size="10.5pt" officeooo:rsid="001bc9a9" officeooo:paragraph-rsid="001bc9a9" style:font-name-asian="Arial Unicode MS" style:font-size-asian="10.5pt" style:font-name-complex="Arial Unicode MS" style:font-size-complex="10.5pt"/>
    </style:style>
    <style:style style:name="P30" style:family="paragraph" style:parent-style-name="Standard" style:list-style-name="L2">
      <style:paragraph-properties fo:line-height="115%"/>
      <style:text-properties style:font-name="Arial Unicode MS" fo:font-size="10.5pt" fo:font-weight="bold" style:font-name-asian="Arial Unicode MS" style:font-size-asian="10.5pt" style:font-weight-asian="bold" style:font-name-complex="Arial Unicode MS" style:font-size-complex="10.5pt" style:font-weight-complex="bold"/>
    </style:style>
    <style:style style:name="P31" style:family="paragraph" style:parent-style-name="Standard" style:list-style-name="L5">
      <style:paragraph-properties fo:line-height="115%"/>
      <style:text-properties style:font-name="Arial Unicode MS" fo:font-size="10.5pt" fo:font-weight="bold" style:font-name-asian="Arial Unicode MS" style:font-size-asian="10.5pt" style:font-weight-asian="bold" style:font-name-complex="Arial Unicode MS" style:font-size-complex="10.5pt" style:font-weight-complex="bold"/>
    </style:style>
    <style:style style:name="P32" style:family="paragraph" style:parent-style-name="Standard" style:list-style-name="L6">
      <style:paragraph-properties fo:line-height="115%"/>
      <style:text-properties style:font-name="Arial Unicode MS" fo:font-size="10.5pt" fo:font-weight="bold" style:font-name-asian="Arial Unicode MS" style:font-size-asian="10.5pt" style:font-weight-asian="bold" style:font-name-complex="Arial Unicode MS" style:font-size-complex="10.5pt" style:font-weight-complex="bold"/>
    </style:style>
    <style:style style:name="P33" style:family="paragraph" style:parent-style-name="Standard" style:list-style-name="L8">
      <style:paragraph-properties fo:line-height="115%"/>
      <style:text-properties style:font-name="Arial Unicode MS" fo:font-size="10.5pt" fo:font-weight="bold" style:font-name-asian="Arial Unicode MS" style:font-size-asian="10.5pt" style:font-weight-asian="bold" style:font-name-complex="Arial Unicode MS" style:font-size-complex="10.5pt" style:font-weight-complex="bold"/>
    </style:style>
    <style:style style:name="P34" style:family="paragraph" style:parent-style-name="Standard" style:list-style-name="L10">
      <style:paragraph-properties fo:line-height="115%"/>
      <style:text-properties style:font-name="Arial Unicode MS" fo:font-size="10.5pt" fo:font-weight="bold" style:font-name-asian="Arial Unicode MS" style:font-size-asian="10.5pt" style:font-weight-asian="bold" style:font-name-complex="Arial Unicode MS" style:font-size-complex="10.5pt" style:font-weight-complex="bold"/>
    </style:style>
    <style:style style:name="P35" style:family="paragraph" style:parent-style-name="Standard" style:list-style-name="L6">
      <style:paragraph-properties fo:line-height="115%"/>
      <style:text-properties style:font-name="Arial Unicode MS" fo:font-size="10.5pt" fo:font-weight="bold" officeooo:rsid="002334af" officeooo:paragraph-rsid="002532e6" style:font-name-asian="Arial Unicode MS" style:font-size-asian="10.5pt" style:font-weight-asian="bold" style:font-name-complex="Arial Unicode MS" style:font-size-complex="10.5pt" style:font-weight-complex="bold"/>
    </style:style>
    <style:style style:name="P36" style:family="paragraph" style:parent-style-name="Standard" style:list-style-name="L6">
      <style:paragraph-properties fo:line-height="115%"/>
      <style:text-properties style:font-name="Arial Unicode MS" fo:font-size="10.5pt" fo:font-weight="normal" officeooo:rsid="002334af" officeooo:paragraph-rsid="002334af" style:font-name-asian="Arial Unicode MS" style:font-size-asian="10.5pt" style:font-weight-asian="normal" style:font-name-complex="Arial Unicode MS" style:font-size-complex="10.5pt" style:font-weight-complex="normal"/>
    </style:style>
    <style:style style:name="P37" style:family="paragraph" style:parent-style-name="Standard">
      <style:paragraph-properties fo:line-height="115%"/>
    </style:style>
    <style:style style:name="P38" style:family="paragraph" style:parent-style-name="Standard" style:list-style-name="L3">
      <style:paragraph-properties fo:line-height="115%"/>
    </style:style>
    <style:style style:name="P39" style:family="paragraph" style:parent-style-name="Standard" style:list-style-name="L3">
      <style:paragraph-properties fo:line-height="115%"/>
      <style:text-properties officeooo:paragraph-rsid="0006f9d8"/>
    </style:style>
    <style:style style:name="P40" style:family="paragraph" style:parent-style-name="Standard" style:list-style-name="L9">
      <style:paragraph-properties fo:line-height="115%"/>
    </style:style>
    <style:style style:name="P41" style:family="paragraph" style:parent-style-name="Standard">
      <style:paragraph-properties fo:line-height="115%"/>
      <style:text-properties officeooo:paragraph-rsid="002334af"/>
    </style:style>
    <style:style style:name="P42" style:family="paragraph" style:parent-style-name="Standard">
      <style:paragraph-properties fo:line-height="115%"/>
      <style:text-properties fo:font-size="10.5pt" style:font-size-asian="10.5pt" style:font-size-complex="10.5pt"/>
    </style:style>
    <style:style style:name="P43" style:family="paragraph" style:parent-style-name="Standard" style:list-style-name="L7">
      <style:paragraph-properties fo:line-height="115%"/>
      <style:text-properties fo:font-size="10.5pt" style:font-size-asian="10.5pt" style:font-size-complex="10.5pt"/>
    </style:style>
    <style:style style:name="P44" style:family="paragraph" style:parent-style-name="Standard">
      <style:paragraph-properties fo:margin-left="2.54cm" fo:margin-right="0cm" fo:line-height="115%" fo:text-indent="0cm" style:auto-text-indent="false">
        <style:tab-stops/>
      </style:paragraph-properties>
    </style:style>
    <style:style style:name="P45" style:family="paragraph" style:parent-style-name="Standard">
      <style:paragraph-properties fo:margin-left="0cm" fo:margin-right="0cm" fo:line-height="115%" fo:text-indent="0cm" style:auto-text-indent="false">
        <style:tab-stops/>
      </style:paragraph-properties>
      <style:text-properties style:font-name="Arial Unicode MS" fo:font-size="10.5pt" officeooo:paragraph-rsid="00221e8a" style:font-name-asian="Arial Unicode MS" style:font-size-asian="10.5pt" style:font-name-complex="Arial Unicode MS" style:font-size-complex="10.5pt"/>
    </style:style>
    <style:style style:name="T1" style:family="text">
      <style:text-properties style:language-asian="es" style:country-asian="AR" style:language-complex="ar" style:country-complex="SA"/>
    </style:style>
    <style:style style:name="T2" style:family="text">
      <style:text-properties officeooo:rsid="00221e8a" style:language-asian="es" style:country-asian="AR" style:language-complex="ar" style:country-complex="SA"/>
    </style:style>
    <style:style style:name="T3" style:family="text">
      <style:text-properties officeooo:rsid="00089cbb"/>
    </style:style>
    <style:style style:name="T4" style:family="text">
      <style:text-properties officeooo:rsid="001682d2"/>
    </style:style>
    <style:style style:name="T5" style:family="text">
      <style:text-properties fo:color="#000000" style:font-name="Arial" fo:font-size="9pt" fo:language="es" fo:country="ES" style:font-size-asian="9pt" style:font-name-complex="Arial" style:font-size-complex="9pt"/>
    </style:style>
    <style:style style:name="T6" style:family="text">
      <style:text-properties fo:color="#000000" style:font-name="Arial" fo:font-size="9pt" fo:language="es" fo:country="ES" officeooo:rsid="001682d2" style:font-size-asian="9pt" style:font-name-complex="Arial" style:font-size-complex="9pt"/>
    </style:style>
    <style:style style:name="T7" style:family="text">
      <style:text-properties style:font-name="Arial Unicode MS" style:font-name-asian="Arial Unicode MS" style:font-name-complex="Arial Unicode MS"/>
    </style:style>
    <style:style style:name="T8" style:family="text">
      <style:text-properties style:font-name="Arial Unicode MS" officeooo:rsid="000a14fa" style:font-name-asian="Arial Unicode MS" style:font-name-complex="Arial Unicode MS"/>
    </style:style>
    <style:style style:name="T9" style:family="text">
      <style:text-properties style:font-name="Arial Unicode MS" officeooo:rsid="0019e58c" style:font-name-asian="Arial Unicode MS" style:font-name-complex="Arial Unicode MS"/>
    </style:style>
    <style:style style:name="T10" style:family="text">
      <style:text-properties style:font-name="Arial Unicode MS" fo:font-size="10.5pt" style:font-name-asian="Arial Unicode MS" style:font-size-asian="10.5pt" style:font-name-complex="Arial Unicode MS" style:font-size-complex="10.5pt"/>
    </style:style>
    <style:style style:name="T11" style:family="text">
      <style:text-properties style:font-name="Arial Unicode MS" fo:font-size="10.5pt" officeooo:rsid="00119a26" style:font-name-asian="Arial Unicode MS" style:font-size-asian="10.5pt" style:font-name-complex="Arial Unicode MS" style:font-size-complex="10.5pt"/>
    </style:style>
    <style:style style:name="T12" style:family="text">
      <style:text-properties style:font-name="Arial Unicode MS" fo:font-size="10.5pt" officeooo:rsid="000603c9" style:font-name-asian="Arial Unicode MS" style:font-size-asian="10.5pt" style:font-name-complex="Arial Unicode MS" style:font-size-complex="10.5pt"/>
    </style:style>
    <style:style style:name="T13" style:family="text">
      <style:text-properties style:font-name="Arial Unicode MS" fo:font-size="10.5pt" officeooo:rsid="0006f9d8" style:font-name-asian="Arial Unicode MS" style:font-size-asian="10.5pt" style:font-name-complex="Arial Unicode MS" style:font-size-complex="10.5pt"/>
    </style:style>
    <style:style style:name="T14" style:family="text">
      <style:text-properties style:font-name="Arial Unicode MS" fo:font-size="10.5pt" officeooo:rsid="0019e58c" style:font-name-asian="Arial Unicode MS" style:font-size-asian="10.5pt" style:font-name-complex="Arial Unicode MS" style:font-size-complex="10.5pt"/>
    </style:style>
    <style:style style:name="T15" style:family="text">
      <style:text-properties style:font-name="Arial Unicode MS" fo:font-size="10.5pt" officeooo:rsid="000a14fa" style:font-name-asian="Arial Unicode MS" style:font-size-asian="10.5pt" style:font-name-complex="Arial Unicode MS" style:font-size-complex="10.5pt"/>
    </style:style>
    <style:style style:name="T16" style:family="text">
      <style:text-properties style:font-name="Arial Unicode MS" fo:font-size="10.5pt" officeooo:rsid="000a6d20" style:font-name-asian="Arial Unicode MS" style:font-size-asian="10.5pt" style:font-name-complex="Arial Unicode MS" style:font-size-complex="10.5pt"/>
    </style:style>
    <style:style style:name="T17" style:family="text">
      <style:text-properties style:font-name="Arial Unicode MS" fo:font-size="10.5pt" officeooo:rsid="00062880" style:font-name-asian="Arial Unicode MS" style:font-size-asian="10.5pt" style:font-name-complex="Arial Unicode MS" style:font-size-complex="10.5pt"/>
    </style:style>
    <style:style style:name="T18" style:family="text">
      <style:text-properties style:font-name="Arial Unicode MS" fo:font-size="10.5pt" officeooo:rsid="0020f57b" style:font-name-asian="Arial Unicode MS" style:font-size-asian="10.5pt" style:font-name-complex="Arial Unicode MS" style:font-size-complex="10.5pt"/>
    </style:style>
    <style:style style:name="T19" style:family="text">
      <style:text-properties style:font-name="Arial Unicode MS" fo:font-size="10.5pt" officeooo:rsid="002334af" style:font-name-asian="Arial Unicode MS" style:font-size-asian="10.5pt" style:font-name-complex="Arial Unicode MS" style:font-size-complex="10.5pt"/>
    </style:style>
    <style:style style:name="T20" style:family="text">
      <style:text-properties style:font-name="Arial Unicode MS" fo:font-size="10.5pt" style:font-name-asian="Arial Unicode MS" style:font-size-asian="10.5pt" style:language-asian="es" style:country-asian="AR" style:font-name-complex="Arial Unicode MS" style:font-size-complex="10.5pt" style:language-complex="ar" style:country-complex="SA"/>
    </style:style>
    <style:style style:name="T21" style:family="text">
      <style:text-properties style:font-name="Arial Unicode MS" fo:font-size="10.5pt" officeooo:rsid="00221e8a" style:font-name-asian="Arial Unicode MS" style:font-size-asian="10.5pt" style:language-asian="es" style:country-asian="AR" style:font-name-complex="Arial Unicode MS" style:font-size-complex="10.5pt" style:language-complex="ar" style:country-complex="SA"/>
    </style:style>
    <style:style style:name="T22" style:family="text">
      <style:text-properties style:font-name="Arial Unicode MS" fo:font-size="10.5pt" fo:font-weight="bold" style:font-name-asian="Arial Unicode MS" style:font-size-asian="10.5pt" style:font-weight-asian="bold" style:font-name-complex="Arial Unicode MS" style:font-size-complex="10.5pt" style:font-weight-complex="bold"/>
    </style:style>
    <style:style style:name="T23" style:family="text">
      <style:text-properties style:font-name="Arial Unicode MS" fo:font-size="10.5pt" fo:font-style="italic" style:font-name-asian="Arial Unicode MS" style:font-size-asian="10.5pt" style:font-style-asian="italic" style:font-name-complex="Arial Unicode MS" style:font-size-complex="10.5pt"/>
    </style:style>
    <style:style style:name="T24" style:family="text">
      <style:text-properties style:font-name="Arial Unicode MS" fo:font-size="10.5pt" fo:background-color="#c0c0c0" loext:char-shading-value="0" style:font-name-asian="Arial Unicode MS" style:font-size-asian="10.5pt" style:font-name-complex="Arial Unicode MS" style:font-size-complex="10.5pt"/>
    </style:style>
    <style:style style:name="T25" style:family="text">
      <style:text-properties style:text-position="super 67%" style:font-name="Arial Unicode MS" fo:font-size="10.5pt" style:font-name-asian="Arial Unicode MS" style:font-size-asian="10.5pt" style:font-name-complex="Arial Unicode MS" style:font-size-complex="10.5pt"/>
    </style:style>
    <style:style style:name="T26" style:family="text">
      <style:text-properties style:font-name="Wingdings" fo:font-size="10.5pt" style:font-name-asian="Wingdings" style:font-size-asian="10.5pt" style:font-name-complex="Wingdings" style:font-size-complex="10.5pt"/>
    </style:style>
    <style:style style:name="T27" style:family="text">
      <style:text-properties officeooo:rsid="000603c9"/>
    </style:style>
    <style:style style:name="T28" style:family="text">
      <style:text-properties officeooo:rsid="0006f9d8"/>
    </style:style>
    <style:style style:name="T29" style:family="text">
      <style:text-properties officeooo:rsid="000a14fa"/>
    </style:style>
    <style:style style:name="T30" style:family="text">
      <style:text-properties officeooo:rsid="000a6d20"/>
    </style:style>
    <style:style style:name="T31" style:family="text">
      <style:text-properties officeooo:rsid="00119a26"/>
    </style:style>
    <style:style style:name="T32" style:family="text">
      <style:text-properties officeooo:rsid="0019e58c"/>
    </style:style>
    <style:style style:name="T33" style:family="text">
      <style:text-properties officeooo:rsid="001bc9a9"/>
    </style:style>
    <style:style style:name="T34" style:family="text">
      <style:text-properties officeooo:rsid="0020f57b"/>
    </style:style>
    <style:style style:name="T35" style:family="text">
      <style:text-properties fo:font-style="italic" officeooo:rsid="00221e8a" style:language-asian="es" style:country-asian="AR" style:font-style-asian="italic" style:language-complex="ar" style:country-complex="SA" style:font-style-complex="italic"/>
    </style:style>
    <style:style style:name="T36" style:family="text">
      <style:text-properties officeooo:rsid="002334af"/>
    </style:style>
    <style:style style:name="fr1" style:family="graphic" style:parent-style-name="Graphics">
      <style:graphic-properties style:vertical-pos="from-top" style:vertical-rel="paragraph" style:horizontal-pos="from-left" style:horizontal-rel="paragraph" style:mirror="none" fo:clip="rect(0cm, 22.091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number text:level="1" style:num-suffix="." style:num-format="1">
        <style:list-level-properties text:list-level-position-and-space-mode="label-alignment">
          <style:list-level-label-alignment text:label-followed-by="listtab" fo:text-indent="-0.635cm" fo:margin-left="3.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WW_5f_CharLFO7LVL1" text:bullet-char="">
        <style:list-level-properties text:list-level-position-and-space-mode="label-alignment">
          <style:list-level-label-alignment text:label-followed-by="listtab" fo:text-indent="-0.635cm" fo:margin-left="3.889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5.159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6.429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7.699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8.969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10.239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11.50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2.779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4.04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Fuente_20_de_20_párrafo_20_predeter."><text:span text:style-name="T11">¿</text:span></text:span><text:span text:style-name="Fuente_20_de_20_párrafo_20_predeter."><text:span text:style-name="T10">Qu</text:span></text:span><text:span text:style-name="Fuente_20_de_20_párrafo_20_predeter."><text:span text:style-name="T11">é</text:span></text:span><text:span text:style-name="Fuente_20_de_20_párrafo_20_predeter."><text:span text:style-name="T10"> permitirá el sistema?</text:span></text:span></text:p>
      <text:p text:style-name="P6"/>
      <text:p text:style-name="P6">El sistema permitirá registrar la solicitud que recibe la Secretaría de Planificación, con todos los datos referidos en la misma, para después realizar el seguimiento del acto administrativo en que derive el pedido.</text:p>
      <text:p text:style-name="P6">Durante el proceso, el acto administrativo irá tomando diferentes estados que indicarán en que situación se encuentra el mismo. </text:p>
      <text:p text:style-name="P6">Se podrán ingresar los movimientos (hoy contemplados en la hoja de ruta) entre las distintas áreas.</text:p>
      <text:p text:style-name="P6">También se podrá efectuar lo que hoy denominan check list de la documentación presentada.</text:p>
      <text:p text:style-name="P6">Por último, se podrá también ingresar observaciones en cualquier momento del transcurso del proceso.</text:p>
      <text:p text:style-name="P6">Todo este registro habilita a que el sistema pueda generar distintos informes, pudiendo filtrar la información por diferentes criterios, como ser, fechas, institución, estado, componentes, etc. Cabe aclarar que estos informes se irán desarrollando a requerimiento de los <text:s/>usuarios habilitados.</text:p>
      <text:p text:style-name="P5"><text:span text:style-name="Fuente_20_de_20_párrafo_20_predeter."><text:span text:style-name="T20"/></text:span></text:p>
      <text:p text:style-name="P6"><text:span text:style-name="T31">¿</text:span>Quienes intervienen?</text:p>
      <text:list xml:id="list1877171307" text:style-name="L1">
        <text:list-item>
          <text:p text:style-name="P20">Privada de la Secretaria de Planificación</text:p>
        </text:list-item>
        <text:list-item>
          <text:p text:style-name="P20">Unidad Evaluadora de la Secretaria de Planificación</text:p>
        </text:list-item>
        <text:list-item>
          <text:p text:style-name="P20">Unidad de Gestión de Convenio de la Secretaria de Planificación</text:p>
        </text:list-item>
        <text:list-item>
          <text:p text:style-name="P20">Oficinas externas a la Secretaria</text:p>
        </text:list-item>
      </text:list>
      <text:p text:style-name="P14"/>
      <text:p text:style-name="P5"><text:span text:style-name="Fuente_20_de_20_párrafo_20_predeter."><text:span text:style-name="T22">Circuito</text:span></text:span></text:p>
      <text:p text:style-name="P5"><text:span text:style-name="Fuente_20_de_20_párrafo_20_predeter."><text:span text:style-name="T20"/></text:span></text:p>
      <text:list xml:id="list3392742013" text:style-name="L2">
        <text:list-item>
          <text:p text:style-name="P30">Privada / <text:span text:style-name="T34">DPCyRI</text:span></text:p>
        </text:list-item>
      </text:list>
      <text:list xml:id="list2916662884" text:style-name="L3">
        <text:list-item>
          <text:list>
            <text:list-item>
              <text:p text:style-name="P22">Recibe Nota de solicitud</text:p>
            </text:list-item>
          </text:list>
        </text:list-item>
      </text:list>
      <text:list xml:id="list572207949" text:style-name="L4">
        <text:list-item>
          <text:p text:style-name="P23"><text:span text:style-name="T27">Deberá</text:span> ingresar:</text:p>
        </text:list-item>
      </text:list>
      <text:list xml:id="list114214468561671" text:style-name="L3">
        <text:list-item>
          <text:list>
            <text:list-item>
              <text:list>
                <text:list-item>
                  <text:list>
                    <text:list-item>
                      <text:list>
                        <text:list-item>
                          <text:list>
                            <text:list-item>
                              <text:p text:style-name="P38"><text:span text:style-name="Fuente_20_de_20_párrafo_20_predeter."><text:span text:style-name="T12">N</text:span></text:span><text:span text:style-name="Fuente_20_de_20_párrafo_20_predeter."><text:span text:style-name="T10">úmero de nota </text:span></text:span><text:span text:style-name="Fuente_20_de_20_párrafo_20_predeter."><text:span text:style-name="T25">*</text:span></text:span></text:p>
                            </text:list-item>
                            <text:list-item>
                              <text:p text:style-name="P38"><text:span text:style-name="Fuente_20_de_20_párrafo_20_predeter."><text:span text:style-name="T10">Fecha de nota </text:span></text:span><text:span text:style-name="Fuente_20_de_20_párrafo_20_predeter."><text:span text:style-name="T25">*</text:span></text:span></text:p>
                            </text:list-item>
                            <text:list-item>
                              <text:p text:style-name="P38"><text:span text:style-name="Fuente_20_de_20_párrafo_20_predeter."><text:span text:style-name="T10">Tipo Solicitante </text:span></text:span><text:span text:style-name="Fuente_20_de_20_párrafo_20_predeter."><text:span text:style-name="T25">*</text:span></text:span><text:span text:style-name="Fuente_20_de_20_párrafo_20_predeter."><text:span text:style-name="T10"> -&gt; Club / Org Soc. Civil / Gob. Local</text:span></text:span></text:p>
                            </text:list-item>
                            <text:list-item>
                              <text:p text:style-name="P38"><text:span text:style-name="Fuente_20_de_20_párrafo_20_predeter."><text:span text:style-name="T10"><text:s/>Institución </text:span></text:span><text:span text:style-name="Fuente_20_de_20_párrafo_20_predeter."><text:span text:style-name="T25">* </text:span></text:span><text:span text:style-name="Fuente_20_de_20_párrafo_20_predeter."><text:span text:style-name="T10">-&gt; Departamento, Localidad, Autoridades</text:span></text:span></text:p>
                            </text:list-item>
                            <text:list-item>
                              <text:p text:style-name="P38"><text:span text:style-name="Fuente_20_de_20_párrafo_20_predeter."><text:span text:style-name="T10">motivo de la solicitud </text:span></text:span><text:span text:style-name="Fuente_20_de_20_párrafo_20_predeter."><text:span text:style-name="T25">*</text:span></text:span></text:p>
                            </text:list-item>
                            <text:list-item>
                              <text:p text:style-name="P38"><text:span text:style-name="Fuente_20_de_20_párrafo_20_predeter."><text:span text:style-name="T10">Importe Solicitado </text:span></text:span><text:span text:style-name="Fuente_20_de_20_párrafo_20_predeter."><text:span text:style-name="T25">*</text:span></text:span></text:p>
                            </text:list-item>
                            <text:list-item>
                              <text:p text:style-name="P21">Componente Solicitado</text:p>
                            </text:list-item>
                            <text:list-item>
                              <text:p text:style-name="P38"><text:span text:style-name="Fuente_20_de_20_párrafo_20_predeter."><text:span text:style-name="T12">Descripción</text:span></text:span><text:span text:style-name="Fuente_20_de_20_párrafo_20_predeter."><text:span text:style-name="T10"> del Proyecto </text:span></text:span><text:span text:style-name="Fuente_20_de_20_párrafo_20_predeter."><text:span text:style-name="T25">*</text:span></text:span></text:p>
                            </text:list-item>
                            <text:list-item>
                              <text:p text:style-name="P38"><text:span text:style-name="Fuente_20_de_20_párrafo_20_predeter."><text:span text:style-name="T10">Referente </text:span></text:span><text:span text:style-name="Fuente_20_de_20_párrafo_20_predeter."><text:span text:style-name="T25">*</text:span></text:span></text:p>
                            </text:list-item>
                            <text:list-item>
                              <text:p text:style-name="P21">Contacto Apellido y Nombre</text:p>
                            </text:list-item>
                            <text:list-item>
                              <text:p text:style-name="P38"><text:span text:style-name="Fuente_20_de_20_párrafo_20_predeter."><text:span text:style-name="T10">Contacto Teléfono </text:span></text:span><text:span text:style-name="Fuente_20_de_20_párrafo_20_predeter."><text:span text:style-name="T25">*</text:span></text:span></text:p>
                            </text:list-item>
                            <text:list-item>
                              <text:p text:style-name="P21">Contacto Mail</text:p>
                            </text:list-item>
                            <text:list-item>
                              <text:p text:style-name="P38"><text:span text:style-name="Fuente_20_de_20_párrafo_20_predeter."><text:span text:style-name="T10">Tramite urgente → si/no </text:span></text:span><text:span text:style-name="Fuente_20_de_20_párrafo_20_predeter."><text:span text:style-name="T25">*</text:span></text:span></text:p>
                            </text:list-item>
                            <text:list-item>
                              <text:p text:style-name="P21">Observación</text:p>
                            </text:list-item>
                          </text:list>
                        </text:list-item>
                      </text:list>
                    </text:list-item>
                  </text:list>
                </text:list-item>
              </text:list>
            </text:list-item>
          </text:list>
        </text:list-item>
      </text:list>
      <text:list xml:id="list114212961429224" text:style-name="L4">
        <text:list-item>
          <text:p text:style-name="P23">El sistema generará un número de referencia para identificar el acto administrativo ingresado.</text:p>
        </text:list-item>
      </text:list>
      <text:p text:style-name="P8"><text:span text:style-name="Fuente_20_de_20_párrafo_20_predeter."><text:span text:style-name="T23">Nota</text:span></text:span><text:span text:style-name="Fuente_20_de_20_párrafo_20_predeter."><text:span text:style-name="T10">: en esta instancia el estado del acto administrativo se actualizará a “</text:span></text:span><text:span text:style-name="Fuente_20_de_20_párrafo_20_predeter."><text:span text:style-name="T24">Iniciado</text:span></text:span><text:span text:style-name="Fuente_20_de_20_párrafo_20_predeter."><text:span text:style-name="T10">”</text:span></text:span></text:p>
      <text:p text:style-name="P10"/>
      <text:p text:style-name="P5"><text:span text:style-name="T17"><text:tab/>2. </text:span><text:span text:style-name="T18">Emitir informe con los pedidos a evaluar por el Secretario</text:span></text:p>
      <text:p text:style-name="P6"/>
      <text:p text:style-name="P6"><text:span text:style-name="T28"><text:tab/>3. </text:span>Recepción de los pedidos ya evaluados (desde <text:span text:style-name="T28">el </text:span>Secretario)</text:p>
      <text:p text:style-name="P6"/>
      <text:p text:style-name="P45"><text:span text:style-name="Fuente_20_de_20_párrafo_20_predeter."><text:span text:style-name="T35">Nota: Si lo ingresó la Privada deberá remitirlo a la DPCyRI para que complete la información</text:span></text:span></text:p>
      <text:p text:style-name="P45"><text:span text:style-name="Fuente_20_de_20_párrafo_20_predeter."><text:span text:style-name="T2"/></text:span></text:p>
      <text:p text:style-name="P5"><text:span text:style-name="Fuente_20_de_20_párrafo_20_predeter."><text:span text:style-name="T10">En esta instancia deberá ingresar:</text:span></text:span></text:p>
      <text:list xml:id="list114213871685928" text:style-name="L3">
        <text:list-item>
          <text:list>
            <text:list-item>
              <text:list>
                <text:list-item>
                  <text:list>
                    <text:list-item>
                      <text:p text:style-name="P21">Monto Aprobado </text:p>
                    </text:list-item>
                    <text:list-item>
                      <text:p text:style-name="P21">Fecha Monto Aprobado </text:p>
                    </text:list-item>
                    <text:list-item>
                      <text:p text:style-name="P21">Número expediente </text:p>
                    </text:list-item>
                    <text:list-item>
                      <text:p text:style-name="P21">Fecha Expediente</text:p>
                    </text:list-item>
                    <text:list-item>
                      <text:p text:style-name="P21">Carátula</text:p>
                    </text:list-item>
                    <text:list-item>
                      <text:p text:style-name="P21">Fecha carátula</text:p>
                    </text:list-item>
                    <text:list-item>
                      <text:p text:style-name="P27">CBU de la institución</text:p>
                    </text:list-item>
                    <text:list-item>
                      <text:p text:style-name="P21">Observación</text:p>
                    </text:list-item>
                    <text:list-item>
                      <text:p text:style-name="P27">Documentación presentada</text:p>
                    </text:list-item>
                    <text:list-item>
                      <text:p text:style-name="P38"><text:span text:style-name="Fuente_20_de_20_párrafo_20_predeter."><text:span text:style-name="T10">Estado </text:span></text:span><text:span text:style-name="Fuente_20_de_20_párrafo_20_predeter."><text:span text:style-name="T25">*</text:span></text:span><text:span text:style-name="Fuente_20_de_20_párrafo_20_predeter."><text:span text:style-name="T10">: </text:span></text:span></text:p>
                      <text:list>
                        <text:list-item>
                          <text:list>
                            <text:list-item>
                              <text:p text:style-name="P39"><text:span text:style-name="Fuente_20_de_20_párrafo_20_predeter."><text:span text:style-name="T10">Si la evaluación es favorable pero aún no se remite a </text:span></text:span></text:p>
                              <text:p text:style-name="P39"><text:span text:style-name="Fuente_20_de_20_párrafo_20_predeter."><text:span text:style-name="T10">UE -&gt; “</text:span></text:span><text:span text:style-name="Fuente_20_de_20_párrafo_20_predeter."><text:span text:style-name="T24">Aprobado – a la espera</text:span></text:span><text:span text:style-name="Fuente_20_de_20_párrafo_20_predeter."><text:span text:style-name="T10">”</text:span></text:span></text:p>
                            </text:list-item>
                            <text:list-item>
                              <text:p text:style-name="P38"><text:span text:style-name="Fuente_20_de_20_párrafo_20_predeter."><text:span text:style-name="T10">Si la evaluación es NO favorable -&gt; “</text:span></text:span><text:span text:style-name="Fuente_20_de_20_párrafo_20_predeter."><text:span text:style-name="T24">No Aprobado</text:span></text:span><text:span text:style-name="Fuente_20_de_20_párrafo_20_predeter."><text:span text:style-name="T10">”</text:span></text:span></text:p>
                            </text:list-item>
                            <text:list-item>
                              <text:p text:style-name="P21">Si la evaluación es favorable y debe remitirse a UE:</text:p>
                              <text:list>
                                <text:list-item>
                                  <text:p text:style-name="P38"><text:soft-page-break/><text:span text:style-name="Fuente_20_de_20_párrafo_20_predeter."><text:span text:style-name="T10">Ingresar el movimiento a UNIDAD EVALUADORA</text:span></text:span><text:span text:style-name="Fuente_20_de_20_párrafo_20_predeter."><text:span text:style-name="T26"></text:span></text:span><text:span text:style-name="Fuente_20_de_20_párrafo_20_predeter."><text:span text:style-name="T10"> En esta acción se actualizará automáticamente el estado a “</text:span></text:span><text:span text:style-name="Fuente_20_de_20_párrafo_20_predeter."><text:span text:style-name="T24">Aprobado – En curso</text:span></text:span><text:span text:style-name="Fuente_20_de_20_párrafo_20_predeter."><text:span text:style-name="T10">”</text:span></text:span></text:p>
                                </text:list-item>
                              </text:list>
                            </text:list-item>
                          </text:list>
                        </text:list-item>
                      </text:list>
                    </text:list-item>
                  </text:list>
                </text:list-item>
              </text:list>
            </text:list-item>
          </text:list>
        </text:list-item>
      </text:list>
      <text:p text:style-name="P11"><text:span text:style-name="Fuente_20_de_20_párrafo_20_predeter."><text:span text:style-name="T20"/></text:span></text:p>
      <text:p text:style-name="P11"><text:span text:style-name="Fuente_20_de_20_párrafo_20_predeter."><text:span text:style-name="T21"/></text:span></text:p>
      <text:p text:style-name="P11"><text:span text:style-name="Fuente_20_de_20_párrafo_20_predeter."><text:span text:style-name="T20"/></text:span></text:p>
      <text:list xml:id="list460098043" text:style-name="L5">
        <text:list-item>
          <text:p text:style-name="P31">Unidad Evaluadora</text:p>
        </text:list-item>
      </text:list>
      <text:p text:style-name="P6">La Unidad Evaluadora recibe los actos <text:s/>administrativos con número de expediente asignado, con estado “Aprobado – En curso”, realizando el análisis pertinente.</text:p>
      <text:p text:style-name="P42"><text:span text:style-name="T7">La UE </text:span><text:span text:style-name="T9">elabora el Informe Social y adjunta el archivo al acto administrativo.</text:span></text:p>
      <text:p text:style-name="P41"><text:span text:style-name="T14">Y </text:span><text:span text:style-name="T19">lo remite a la DPCyRI, ingresando</text:span><text:span text:style-name="T10"> el movimiento correspondiente:</text:span></text:p>
      <text:list xml:id="list114214708288318" text:style-name="L3">
        <text:list-item>
          <text:list>
            <text:list-item>
              <text:list>
                <text:list-item>
                  <text:p text:style-name="P38"><text:span text:style-name="Fuente_20_de_20_párrafo_20_predeter."><text:span text:style-name="T13">Á</text:span></text:span><text:span text:style-name="Fuente_20_de_20_párrafo_20_predeter."><text:span text:style-name="T10">rea Origen </text:span></text:span><text:span text:style-name="Fuente_20_de_20_párrafo_20_predeter."><text:span text:style-name="T25">*</text:span></text:span></text:p>
                </text:list-item>
                <text:list-item>
                  <text:p text:style-name="P38"><text:span text:style-name="Fuente_20_de_20_párrafo_20_predeter."><text:span text:style-name="T10">rea Destino </text:span></text:span><text:span text:style-name="Fuente_20_de_20_párrafo_20_predeter."><text:span text:style-name="T25">*</text:span></text:span></text:p>
                </text:list-item>
                <text:list-item>
                  <text:p text:style-name="P38"><text:span text:style-name="Fuente_20_de_20_párrafo_20_predeter."><text:span text:style-name="T10">Fecha movimiento </text:span></text:span><text:span text:style-name="Fuente_20_de_20_párrafo_20_predeter."><text:span text:style-name="T25">*</text:span></text:span></text:p>
                </text:list-item>
                <text:list-item>
                  <text:p text:style-name="P38"><text:span text:style-name="Fuente_20_de_20_párrafo_20_predeter."><text:span text:style-name="T10">Motivo </text:span></text:span><text:span text:style-name="Fuente_20_de_20_párrafo_20_predeter."><text:span text:style-name="T25">*</text:span></text:span></text:p>
                </text:list-item>
                <text:list-item>
                  <text:p text:style-name="P28">Observación</text:p>
                </text:list-item>
                <text:list-item>
                  <text:p text:style-name="P21">Folios</text:p>
                </text:list-item>
                <text:list-item>
                  <text:p text:style-name="P38"><text:span text:style-name="Fuente_20_de_20_párrafo_20_predeter."><text:span text:style-name="T10">Tipo movimiento </text:span></text:span><text:span text:style-name="Fuente_20_de_20_párrafo_20_predeter."><text:span text:style-name="T25">*</text:span></text:span><text:span text:style-name="Fuente_20_de_20_párrafo_20_predeter."><text:span text:style-name="T10">: por defecto el sistema tomará “Interno”, indicando esto que se encuentra dentro del ámbito de la Secretaría de Planificación.</text:span></text:span></text:p>
                </text:list-item>
                <text:list-item>
                  <text:p text:style-name="P38"><text:span text:style-name="T10">Podrá emitir informe con los expedientes que vayan a remitirse a la </text:span><text:span text:style-name="T19">Dirección</text:span><text:span text:style-name="T10">.</text:span></text:p>
                </text:list-item>
              </text:list>
            </text:list-item>
          </text:list>
        </text:list-item>
      </text:list>
      <text:p text:style-name="P6"/>
      <text:list xml:id="list3804869327" text:style-name="L6">
        <text:list-item>
          <text:p text:style-name="P35">Dirección Provincial de <text:span text:style-name="T33">Coordinación y </text:span>Relaciones Institucionales</text:p>
          <text:p text:style-name="P36">Recibe el trámite desde la UE</text:p>
          <text:p text:style-name="P36">Completa información si así se requiere</text:p>
          <text:p text:style-name="P36">Lo remite a Privada para elaboración del Dictamen</text:p>
        </text:list-item>
      </text:list>
      <text:p text:style-name="P11"><text:span text:style-name="Fuente_20_de_20_párrafo_20_predeter."><text:span text:style-name="T20"/></text:span></text:p>
      <text:list xml:id="list131812531605685" text:continue-numbering="true" text:style-name="L6">
        <text:list-item>
          <text:p text:style-name="P32"><text:bookmark-start text:name="__DdeLink__889_3321720504"/>Privada<text:bookmark-end text:name="__DdeLink__889_3321720504"/></text:p>
        </text:list-item>
      </text:list>
      <text:list xml:id="list3496172305" text:style-name="L7">
        <text:list-item>
          <text:list>
            <text:list-item>
              <text:list>
                <text:list-item>
                  <text:p text:style-name="P24">Elabora Dictamen </text:p>
                </text:list-item>
                <text:list-item>
                  <text:p text:style-name="P43"><text:span text:style-name="T7">En sistema deberá registrar fecha del dictamen: ingresar por n</text:span><text:span text:style-name="T8">úmero</text:span><text:span text:style-name="T7"> de Acto o </text:span><text:span text:style-name="T8">número</text:span><text:span text:style-name="T7"> de expediente y completar el dato. También podrá adjuntar el documento digital.</text:span></text:p>
                </text:list-item>
                <text:list-item>
                  <text:p text:style-name="P24">Ingresa el movimiento remitiendo el expediente a Subs. De Administración</text:p>
                </text:list-item>
              </text:list>
            </text:list-item>
          </text:list>
        </text:list-item>
      </text:list>
      <text:list xml:id="list131812908530521" text:continue-list="list114214708288318" text:style-name="L3">
        <text:list-item>
          <text:list>
            <text:list-item>
              <text:list>
                <text:list-item>
                  <text:list>
                    <text:list-item>
                      <text:p text:style-name="P38"><text:span text:style-name="Fuente_20_de_20_párrafo_20_predeter."><text:span text:style-name="T15">Á</text:span></text:span><text:span text:style-name="Fuente_20_de_20_párrafo_20_predeter."><text:span text:style-name="T10">rea Origen </text:span></text:span><text:span text:style-name="Fuente_20_de_20_párrafo_20_predeter."><text:span text:style-name="T25">*</text:span></text:span></text:p>
                    </text:list-item>
                    <text:list-item>
                      <text:p text:style-name="P38"><text:span text:style-name="Fuente_20_de_20_párrafo_20_predeter."><text:span text:style-name="T15">Á</text:span></text:span><text:span text:style-name="Fuente_20_de_20_párrafo_20_predeter."><text:span text:style-name="T10">rea Destino </text:span></text:span><text:span text:style-name="Fuente_20_de_20_párrafo_20_predeter."><text:span text:style-name="T25">*</text:span></text:span></text:p>
                    </text:list-item>
                    <text:list-item>
                      <text:p text:style-name="P38"><text:span text:style-name="Fuente_20_de_20_párrafo_20_predeter."><text:span text:style-name="T10">Fecha movimiento </text:span></text:span><text:span text:style-name="Fuente_20_de_20_párrafo_20_predeter."><text:span text:style-name="T25">*</text:span></text:span></text:p>
                    </text:list-item>
                    <text:list-item>
                      <text:p text:style-name="P38"><text:span text:style-name="Fuente_20_de_20_párrafo_20_predeter."><text:span text:style-name="T10">Motivo </text:span></text:span><text:span text:style-name="Fuente_20_de_20_párrafo_20_predeter."><text:span text:style-name="T25">*</text:span></text:span></text:p>
                    </text:list-item>
                    <text:list-item>
                      <text:p text:style-name="P21">Observaci<text:span text:style-name="T29">ó</text:span>n</text:p>
                    </text:list-item>
                    <text:list-item>
                      <text:p text:style-name="P21">Folios</text:p>
                    </text:list-item>
                    <text:list-item>
                      <text:p text:style-name="P38"><text:span text:style-name="Fuente_20_de_20_párrafo_20_predeter."><text:span text:style-name="T10">Tipo movimiento </text:span></text:span><text:span text:style-name="Fuente_20_de_20_párrafo_20_predeter."><text:span text:style-name="T25">*</text:span></text:span><text:span text:style-name="Fuente_20_de_20_párrafo_20_predeter."><text:span text:style-name="T10">: Aquí el tipo de movimiento será “Externo”, indicando que salió del ámbito de la Secretaría de Planificación</text:span></text:span></text:p>
                    </text:list-item>
                  </text:list>
                </text:list-item>
              </text:list>
            </text:list-item>
          </text:list>
        </text:list-item>
      </text:list>
      <text:p text:style-name="P9"><text:span text:style-name="Fuente_20_de_20_párrafo_20_predeter."><text:span text:style-name="T23">Nota</text:span></text:span><text:span text:style-name="Fuente_20_de_20_párrafo_20_predeter."><text:span text:style-name="T10">: en esta instancia el estado se actualizará a <text:s text:c="2"/>“</text:span></text:span><text:span text:style-name="Fuente_20_de_20_párrafo_20_predeter."><text:span text:style-name="T24">Continuar Trámite</text:span></text:span><text:span text:style-name="Fuente_20_de_20_párrafo_20_predeter."><text:span text:style-name="T10">” </text:span></text:span></text:p>
      <text:p text:style-name="P9"><text:span text:style-name="Fuente_20_de_20_párrafo_20_predeter."><text:span text:style-name="T20"/></text:span></text:p>
      <text:list xml:id="list920329029" text:style-name="L8">
        <text:list-item>
          <text:p text:style-name="P33">Unidad de Gestión de Convenio</text:p>
        </text:list-item>
      </text:list>
      <text:p text:style-name="P6">La Unidad de Convenio recibe los expedientes desde la Subsecretaría Legal y Técnica, junto con los Convenios por Triplicado</text:p>
      <text:list xml:id="list3563106631" text:style-name="L9">
        <text:list-item>
          <text:p text:style-name="P25">Ingresa el movimiento </text:p>
          <text:list>
            <text:list-item>
              <text:list>
                <text:list-item>
                  <text:list>
                    <text:list-item>
                      <text:p text:style-name="P40"><text:soft-page-break/><text:span text:style-name="Fuente_20_de_20_párrafo_20_predeter."><text:span text:style-name="T16">Á</text:span></text:span><text:span text:style-name="Fuente_20_de_20_párrafo_20_predeter."><text:span text:style-name="T10">rea Origen </text:span></text:span><text:span text:style-name="Fuente_20_de_20_párrafo_20_predeter."><text:span text:style-name="T25">*</text:span></text:span></text:p>
                    </text:list-item>
                    <text:list-item>
                      <text:p text:style-name="P40"><text:span text:style-name="Fuente_20_de_20_párrafo_20_predeter."><text:span text:style-name="T16">Á</text:span></text:span><text:span text:style-name="Fuente_20_de_20_párrafo_20_predeter."><text:span text:style-name="T10">rea Destino </text:span></text:span><text:span text:style-name="Fuente_20_de_20_párrafo_20_predeter."><text:span text:style-name="T25">*</text:span></text:span></text:p>
                    </text:list-item>
                    <text:list-item>
                      <text:p text:style-name="P40"><text:span text:style-name="Fuente_20_de_20_párrafo_20_predeter."><text:span text:style-name="T10">Fecha movimiento </text:span></text:span><text:span text:style-name="Fuente_20_de_20_párrafo_20_predeter."><text:span text:style-name="T25">*</text:span></text:span></text:p>
                    </text:list-item>
                    <text:list-item>
                      <text:p text:style-name="P40"><text:span text:style-name="Fuente_20_de_20_párrafo_20_predeter."><text:span text:style-name="T10">Motivo </text:span></text:span><text:span text:style-name="Fuente_20_de_20_párrafo_20_predeter."><text:span text:style-name="T25">*</text:span></text:span></text:p>
                    </text:list-item>
                    <text:list-item>
                      <text:p text:style-name="P25">Observaci<text:span text:style-name="T30">ó</text:span>n</text:p>
                    </text:list-item>
                    <text:list-item>
                      <text:p text:style-name="P25">Folios</text:p>
                    </text:list-item>
                    <text:list-item>
                      <text:p text:style-name="P40"><text:span text:style-name="Fuente_20_de_20_párrafo_20_predeter."><text:span text:style-name="T10">Tipo movimiento </text:span></text:span><text:span text:style-name="Fuente_20_de_20_párrafo_20_predeter."><text:span text:style-name="T25">*</text:span></text:span><text:span text:style-name="Fuente_20_de_20_párrafo_20_predeter."><text:span text:style-name="T10">: Aquí el tipo de movimiento será “Interno”, indicando que se encuentra dentro del ámbito de la Secretaría de Planificación</text:span></text:span></text:p>
                    </text:list-item>
                  </text:list>
                </text:list-item>
              </text:list>
            </text:list-item>
          </text:list>
        </text:list-item>
      </text:list>
      <text:p text:style-name="P17">En esta momento el estado se actualizará a “ Para firma de Convenio”</text:p>
      <text:list xml:id="list131811891455295" text:continue-numbering="true" text:style-name="L9">
        <text:list-item>
          <text:p text:style-name="P40"><text:span text:style-name="Fuente_20_de_20_párrafo_20_predeter."><text:span text:style-name="T10">Gestiona la firma de los convenios </text:span></text:span></text:p>
        </text:list-item>
        <text:list-item>
          <text:p text:style-name="P29">Adjunta el documento (Convenios)</text:p>
        </text:list-item>
        <text:list-item>
          <text:p text:style-name="P40"><text:span text:style-name="Fuente_20_de_20_párrafo_20_predeter."><text:span text:style-name="T10">Ingresa el movimiento que remita el expediente a DGA para el pago</text:span></text:span></text:p>
        </text:list-item>
      </text:list>
      <text:p text:style-name="P12"><text:span text:style-name="Fuente_20_de_20_párrafo_20_predeter."><text:span text:style-name="T23">Nota</text:span></text:span><text:span text:style-name="Fuente_20_de_20_párrafo_20_predeter."><text:span text:style-name="T10">: en esta instancia el estado se actualizará a <text:s text:c="2"/>“</text:span></text:span><text:span text:style-name="Fuente_20_de_20_párrafo_20_predeter."><text:span text:style-name="T24">Para gestión de Pago</text:span></text:span><text:span text:style-name="Fuente_20_de_20_párrafo_20_predeter."><text:span text:style-name="T10">” </text:span></text:span></text:p>
      <text:p text:style-name="P13"><text:span text:style-name="Fuente_20_de_20_párrafo_20_predeter."><text:span text:style-name="T20"/></text:span></text:p>
      <text:list xml:id="list1023265814" text:style-name="L10">
        <text:list-item>
          <text:p text:style-name="P34"><text:bookmark-start text:name="__DdeLink__896_3321720504"/>Dirección Provincial de <text:span text:style-name="T33">Coordinación y </text:span>Relaciones Institucionales<text:bookmark-end text:name="__DdeLink__896_3321720504"/></text:p>
        </text:list-item>
      </text:list>
      <text:p text:style-name="P6">Es el área encargada de verificar los pagos de los expedientes, el estado de rendiciones pendientes y cualquier otra novedad</text:p>
      <text:p text:style-name="P6">Será el área encargada de actualizar el estado del Acto administrativo a:</text:p>
      <text:list xml:id="list3490575066" text:style-name="L11">
        <text:list-item>
          <text:p text:style-name="P26"><text:s/>Pagado</text:p>
        </text:list-item>
        <text:list-item>
          <text:p text:style-name="P26"><text:s/>Rendido</text:p>
        </text:list-item>
      </text:list>
      <text:p text:style-name="P6">El usuario ingresará a una pantalla donde buscando por nro de Acto o nro de Expediente, podrá actualizar el estado, registrar la fecha <text:span text:style-name="T33">de pago y adjuntar la Resolución de pago.</text:span></text:p>
      <text:p text:style-name="P6"/>
      <text:p text:style-name="P7">Ésta área además podrá ingresar las solicitudes, realizando las mismas acciones que la Privada.</text:p>
      <text:p text:style-name="P6"/>
      <text:p text:style-name="P15"/>
      <text:p text:style-name="P15"/>
      <text:p text:style-name="P15"/>
      <text:p text:style-name="P15"/>
      <text:p text:style-name="P15"/>
      <text:p text:style-name="P15"/>
      <text:p text:style-name="P15"/>
      <text:p text:style-name="P15"/>
      <text:p text:style-name="P15"/>
      <text:p text:style-name="P15"/>
      <text:p text:style-name="P1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svg:font-family="'Lucida Sans'" style:font-family-generic="swiss" style:font-pitch="variable"/>
    <style:font-face style:name="Segoe UI" svg:font-family="'Segoe UI'"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class="text">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Frame_20_contents" style:display-name="Frame contents" style:family="paragraph" style:parent-style-name="Standard" style:class="extra">
      <style:paragraph-properties fo:hyphenation-ladder-count="no-limit"/>
      <style:text-properties fo:hyphenate="false" loext:hyphenation-no-caps="false"/>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loext:hyphenation-no-caps="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Pie_20_de_20_página_20_Car" style:display-name="Pie de página Car" style:family="text" style:parent-style-name="Fuente_20_de_20_párrafo_20_predeter.">
      <style:text-properties style:font-name-complex="Mangal" style:font-family-complex="Mangal" style:font-family-generic-complex="roman" style:font-pitch-complex="variable" style:font-size-complex="10.5pt"/>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Symbol" fo:font-family="Symbol" style:font-family-generic="roman"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6" style:display-name="WW_CharLFO4LVL6"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Wingdings" fo:font-family="Wingdings" style:font-family-generic="system" style:font-pitch="variable" style:font-charset="x-symbol" style:font-name-asian="NSimSun" style:font-family-asian="NSimSun" style:font-family-generic-asian="modern" style:font-pitch-asian="fixed" style:font-name-complex="Lucida Sans" style:font-family-complex="'Lucida Sans'" style:font-family-generic-complex="swiss" style:font-pitch-complex="variable"/>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ing">
      <style:text-properties style:font-name="Lucida Sans"/>
    </style:style>
    <style:style style:name="MP2" style:family="paragraph" style:parent-style-name="Heading">
      <style:paragraph-properties fo:text-align="end" style:justify-single-word="false"/>
      <style:text-properties style:font-name="Lucida Sans" officeooo:paragraph-rsid="001682d2"/>
    </style:style>
    <style:style style:name="MP3" style:family="paragraph" style:parent-style-name="Heading">
      <style:paragraph-properties fo:text-align="end" style:justify-single-word="false"/>
    </style:style>
    <style:style style:name="MP4" style:family="paragraph" style:parent-style-name="Footer">
      <style:paragraph-properties>
        <style:tab-stops>
          <style:tab-stop style:position="8.5cm" style:type="center"/>
          <style:tab-stop style:position="17cm" style:type="right"/>
        </style:tab-stops>
      </style:paragraph-properties>
    </style:style>
    <style:style style:name="MT1" style:family="text">
      <style:text-properties style:language-asian="es" style:country-asian="AR" style:language-complex="ar" style:country-complex="SA"/>
    </style:style>
    <style:style style:name="MT2" style:family="text">
      <style:text-properties officeooo:rsid="00089cbb"/>
    </style:style>
    <style:style style:name="MT3" style:family="text">
      <style:text-properties officeooo:rsid="001682d2"/>
    </style:style>
    <style:style style:name="MT4" style:family="text">
      <style:text-properties fo:color="#000000" style:font-name="Arial" fo:font-size="9pt" fo:language="es" fo:country="ES" officeooo:rsid="001682d2" style:font-size-asian="9pt" style:font-name-complex="Arial" style:font-size-complex="9pt"/>
    </style:style>
    <style:style style:name="MT5" style:family="text">
      <style:text-properties fo:color="#000000" style:font-name="Arial" fo:font-size="9pt" fo:language="es" fo:country="ES" style:font-size-asian="9pt" style:font-name-complex="Arial" style:font-size-complex="9pt"/>
    </style:style>
    <style:style style:name="Mfr1" style:family="graphic" style:parent-style-name="Graphics">
      <style:graphic-properties style:vertical-pos="from-top" style:vertical-rel="paragraph" style:horizontal-pos="from-left" style:horizontal-rel="paragraph" style:mirror="none" fo:clip="rect(0cm, 22.091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ing"><draw:frame draw:style-name="Mfr1" draw:name="Imagen1" text:anchor-type="char" svg:x="-0.318cm" svg:y="-0.312cm" svg:width="2.999cm" svg:height="2.118cm" draw:z-index="3"><draw:image xlink:href="Pictures/10000201000003DE0000006862B37895C29CADD7.png" xlink:type="simple" xlink:show="embed" xlink:actuate="onLoad" loext:mime-type="image/png"/></draw:frame><text:span text:style-name="Fuente_20_de_20_párrafo_20_predeter."><text:span text:style-name="MT1"/></text:span></text:p>
        <text:p text:style-name="MP1"/>
        <text:p text:style-name="MP2"><text:span text:style-name="MT2">Revelamiento</text:span> PRELIMINAR – Etapa <text:span text:style-name="MT3">3</text:span></text:p>
        <text:p text:style-name="MP3"><text:span text:style-name="Fuente_20_de_20_párrafo_20_predeter."><text:span text:style-name="MT1"/></text:span></text:p>
      </style:header>
      <style:footer>
        <text:p text:style-name="MP4"><text:span text:style-name="Fuente_20_de_20_párrafo_20_predeter."><text:span text:style-name="MT4">28</text:span></text:span><text:span text:style-name="Fuente_20_de_20_párrafo_20_predeter."><text:span text:style-name="MT5">/0</text:span></text:span><text:span text:style-name="Fuente_20_de_20_párrafo_20_predeter."><text:span text:style-name="MT4">7</text:span></text:span><text:span text:style-name="Fuente_20_de_20_párrafo_20_predeter."><text:span text:style-name="MT5">/2021<text:tab/>MDS – Sectorial de Informática<text:tab/></text:span></text:span><text:span text:style-name="Fuente_20_de_20_párrafo_20_predeter."><text:span text:style-name="MT5"><text:page-number text:select-page="current">4</text:page-number></text:span></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Usuario</meta:initial-creator>
    <meta:creation-date>2021-06-18T11:55:00Z</meta:creation-date>
    <dc:date>2021-10-05T13:18:11.440107378</dc:date>
    <meta:editing-cycles>61</meta:editing-cycles>
    <meta:editing-duration>PT8H53M37S</meta:editing-duration>
    <meta:document-statistic meta:table-count="0" meta:image-count="1" meta:object-count="0" meta:page-count="4" meta:paragraph-count="103" meta:word-count="867" meta:character-count="5177" meta:non-whitespace-character-count="4463"/>
    <meta:template xlink:type="simple" xlink:actuate="onRequest" xlink:title="" xlink:href="../reformulacion_20210610_v2.odt/Normal"/>
  </office:meta>
</office:document-meta>
</file>